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itre : Requalification urbaine du port de Sousse<text:s/>et de ses abords</text:p>
      <text:p text:style-name="Normal">Année : 2022</text:p>
      <text:p text:style-name="Normal">Description : Sans descriptio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4%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am wertani</meta:initial-creator>
    <dc:creator>maram wertani</dc:creator>
    <meta:creation-date>2023-07-20T13:28:00Z</meta:creation-date>
    <dc:date>2023-07-20T15:01:00Z</dc:date>
    <meta:template xlink:href="Normal" xlink:type="simple"/>
    <meta:editing-cycles>5</meta:editing-cycles>
    <meta:editing-duration>PT2820S</meta:editing-duration>
    <meta:document-statistic meta:page-count="1" meta:paragraph-count="1" meta:word-count="17" meta:character-count="111" meta:row-count="1" meta:non-whitespace-character-count="95"/>
  </office:meta>
</office:document-meta>
</file>